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de" fo:country="DE" officeooo:rsid="002665dd" officeooo:paragraph-rsid="002665dd"/>
    </style:style>
    <style:style style:name="P2" style:family="paragraph" style:parent-style-name="Standard">
      <style:paragraph-properties fo:text-align="justify" style:justify-single-word="false"/>
      <style:text-properties style:font-name="Arial" fo:language="de" fo:country="DE" officeooo:rsid="0031c991" officeooo:paragraph-rsid="0031c991"/>
    </style:style>
    <style:style style:name="P3" style:family="paragraph" style:parent-style-name="Standard">
      <style:paragraph-properties fo:text-align="justify" style:justify-single-word="false"/>
      <style:text-properties style:font-name="Arial" fo:language="de" fo:country="DE" officeooo:rsid="003532c4" officeooo:paragraph-rsid="003532c4"/>
    </style:style>
    <style:style style:name="P4" style:family="paragraph" style:parent-style-name="Standard">
      <style:paragraph-properties fo:text-align="justify" style:justify-single-word="false"/>
      <style:text-properties style:font-name="Arial" fo:language="de" fo:country="DE" officeooo:rsid="005d06c5" officeooo:paragraph-rsid="002665dd"/>
    </style:style>
    <style:style style:name="P5" style:family="paragraph" style:parent-style-name="Standard">
      <style:paragraph-properties fo:text-align="justify" style:justify-single-word="false"/>
      <style:text-properties style:font-name="Arial" fo:language="de" fo:country="DE" officeooo:rsid="005e1e4a" officeooo:paragraph-rsid="005e1e4a"/>
    </style:style>
    <style:style style:name="P6" style:family="paragraph" style:parent-style-name="Standard">
      <style:paragraph-properties fo:text-align="justify" style:justify-single-word="false"/>
      <style:text-properties style:font-name="Arial" fo:language="de" fo:country="DE" officeooo:rsid="006eb8e7" officeooo:paragraph-rsid="006eb8e7"/>
    </style:style>
    <style:style style:name="P7" style:family="paragraph" style:parent-style-name="Standard">
      <style:paragraph-properties fo:text-align="justify" style:justify-single-word="false"/>
      <style:text-properties style:font-name="Arial" fo:language="de" fo:country="DE" officeooo:rsid="0070a641" officeooo:paragraph-rsid="0070a641"/>
    </style:style>
    <style:style style:name="P8" style:family="paragraph" style:parent-style-name="Standard">
      <style:paragraph-properties fo:text-align="justify" style:justify-single-word="false"/>
      <style:text-properties style:font-name="Arial" fo:language="de" fo:country="DE" officeooo:rsid="00748ff5" officeooo:paragraph-rsid="00748ff5"/>
    </style:style>
    <style:style style:name="P9" style:family="paragraph" style:parent-style-name="Standard">
      <style:paragraph-properties fo:text-align="justify" style:justify-single-word="false"/>
      <style:text-properties style:font-name="Arial" fo:language="de" fo:country="DE" officeooo:rsid="008392c3" officeooo:paragraph-rsid="008392c3"/>
    </style:style>
    <style:style style:name="P10" style:family="paragraph" style:parent-style-name="Standard">
      <style:paragraph-properties fo:text-align="justify" style:justify-single-word="false"/>
      <style:text-properties style:font-name="Arial" fo:language="de" fo:country="DE" officeooo:rsid="00881b07" officeooo:paragraph-rsid="00881b07"/>
    </style:style>
    <style:style style:name="P11" style:family="paragraph" style:parent-style-name="Standard">
      <style:paragraph-properties fo:text-align="justify" style:justify-single-word="false"/>
      <style:text-properties style:font-name="Arial" fo:language="de" fo:country="DE" officeooo:rsid="0080c2ce" officeooo:paragraph-rsid="0080c2ce"/>
    </style:style>
    <style:style style:name="P12" style:family="paragraph" style:parent-style-name="Standard">
      <style:paragraph-properties fo:text-align="justify" style:justify-single-word="false"/>
      <style:text-properties style:font-name="Arial" fo:language="de" fo:country="DE" officeooo:rsid="00a2c1cd" officeooo:paragraph-rsid="00a2c1cd"/>
    </style:style>
    <style:style style:name="P13" style:family="paragraph" style:parent-style-name="Standard">
      <style:paragraph-properties fo:text-align="justify" style:justify-single-word="false"/>
      <style:text-properties style:font-name="Arial" fo:language="de" fo:country="DE" officeooo:rsid="00a72ad7" officeooo:paragraph-rsid="00a9f7db"/>
    </style:style>
    <style:style style:name="P14" style:family="paragraph" style:parent-style-name="Standard">
      <style:paragraph-properties fo:text-align="justify" style:justify-single-word="false"/>
      <style:text-properties style:font-name="Arial" fo:language="de" fo:country="DE" officeooo:rsid="00b379d8" officeooo:paragraph-rsid="00b379d8"/>
    </style:style>
    <style:style style:name="P15" style:family="paragraph" style:parent-style-name="Standard">
      <style:paragraph-properties fo:text-align="justify" style:justify-single-word="false"/>
      <style:text-properties style:font-name="Arial" fo:language="de" fo:country="DE" officeooo:rsid="00beaaea" officeooo:paragraph-rsid="00beaaea"/>
    </style:style>
    <style:style style:name="P16" style:family="paragraph" style:parent-style-name="Standard">
      <style:paragraph-properties fo:text-align="justify" style:justify-single-word="false"/>
      <style:text-properties style:font-name="Arial" fo:language="de" fo:country="DE" officeooo:rsid="00bf81e4" officeooo:paragraph-rsid="0080c2ce"/>
    </style:style>
    <style:style style:name="P17" style:family="paragraph" style:parent-style-name="Standard">
      <style:paragraph-properties fo:text-align="justify" style:justify-single-word="false"/>
      <style:text-properties style:font-name="Arial" fo:language="de" fo:country="DE" officeooo:rsid="00c2dd3d" officeooo:paragraph-rsid="00c2dd3d"/>
    </style:style>
    <style:style style:name="P18" style:family="paragraph" style:parent-style-name="Standard">
      <style:paragraph-properties fo:text-align="justify" style:justify-single-word="false"/>
      <style:text-properties style:font-name="Arial" fo:language="de" fo:country="DE" officeooo:rsid="00c890ee" officeooo:paragraph-rsid="00c890ee"/>
    </style:style>
    <style:style style:name="P19" style:family="paragraph" style:parent-style-name="Standard">
      <style:paragraph-properties fo:text-align="justify" style:justify-single-word="false"/>
      <style:text-properties style:font-name="Arial" fo:language="de" fo:country="DE" officeooo:rsid="00881b07" officeooo:paragraph-rsid="00881b07"/>
    </style:style>
    <style:style style:name="P20" style:family="paragraph" style:parent-style-name="Standard">
      <style:paragraph-properties fo:text-align="justify" style:justify-single-word="false"/>
      <style:text-properties style:font-name="Arial" fo:language="de" fo:country="DE" officeooo:rsid="00de357c" officeooo:paragraph-rsid="00de357c"/>
    </style:style>
    <style:style style:name="P21" style:family="paragraph" style:parent-style-name="Standard">
      <style:paragraph-properties fo:text-align="justify" style:justify-single-word="false"/>
      <style:text-properties style:font-name="Arial" fo:language="de" fo:country="DE" officeooo:rsid="00e53dae" officeooo:paragraph-rsid="00881b07"/>
    </style:style>
    <style:style style:name="T1" style:family="text">
      <style:text-properties officeooo:rsid="0027b699"/>
    </style:style>
    <style:style style:name="T2" style:family="text">
      <style:text-properties officeooo:rsid="00298718"/>
    </style:style>
    <style:style style:name="T3" style:family="text">
      <style:text-properties officeooo:rsid="0029fa51"/>
    </style:style>
    <style:style style:name="T4" style:family="text">
      <style:text-properties officeooo:rsid="0036f1af"/>
    </style:style>
    <style:style style:name="T5" style:family="text">
      <style:text-properties officeooo:rsid="00403d35"/>
    </style:style>
    <style:style style:name="T6" style:family="text">
      <style:text-properties officeooo:rsid="00440219"/>
    </style:style>
    <style:style style:name="T7" style:family="text">
      <style:text-properties officeooo:rsid="00446b8c"/>
    </style:style>
    <style:style style:name="T8" style:family="text">
      <style:text-properties officeooo:rsid="00464aea"/>
    </style:style>
    <style:style style:name="T9" style:family="text">
      <style:text-properties officeooo:rsid="00496e9f"/>
    </style:style>
    <style:style style:name="T10" style:family="text">
      <style:text-properties officeooo:rsid="00498825"/>
    </style:style>
    <style:style style:name="T11" style:family="text">
      <style:text-properties officeooo:rsid="004cd1cd"/>
    </style:style>
    <style:style style:name="T12" style:family="text">
      <style:text-properties officeooo:rsid="004e8602"/>
    </style:style>
    <style:style style:name="T13" style:family="text">
      <style:text-properties officeooo:rsid="004f7bca"/>
    </style:style>
    <style:style style:name="T14" style:family="text">
      <style:text-properties officeooo:rsid="004ffc85"/>
    </style:style>
    <style:style style:name="T15" style:family="text">
      <style:text-properties officeooo:rsid="005252a5"/>
    </style:style>
    <style:style style:name="T16" style:family="text">
      <style:text-properties officeooo:rsid="005264c3"/>
    </style:style>
    <style:style style:name="T17" style:family="text">
      <style:text-properties officeooo:rsid="00549f51"/>
    </style:style>
    <style:style style:name="T18" style:family="text">
      <style:text-properties officeooo:rsid="0055ec36"/>
    </style:style>
    <style:style style:name="T19" style:family="text">
      <style:text-properties officeooo:rsid="0059bc93"/>
    </style:style>
    <style:style style:name="T20" style:family="text">
      <style:text-properties officeooo:rsid="005c0348"/>
    </style:style>
    <style:style style:name="T21" style:family="text">
      <style:text-properties officeooo:rsid="0062cc49"/>
    </style:style>
    <style:style style:name="T22" style:family="text">
      <style:text-properties officeooo:rsid="00662335"/>
    </style:style>
    <style:style style:name="T23" style:family="text">
      <style:text-properties officeooo:rsid="0068ef9c"/>
    </style:style>
    <style:style style:name="T24" style:family="text">
      <style:text-properties officeooo:rsid="00690e62"/>
    </style:style>
    <style:style style:name="T25" style:family="text">
      <style:text-properties officeooo:rsid="00748ff5"/>
    </style:style>
    <style:style style:name="T26" style:family="text">
      <style:text-properties officeooo:rsid="0088b80a"/>
    </style:style>
    <style:style style:name="T27" style:family="text">
      <style:text-properties officeooo:rsid="0088dc52"/>
    </style:style>
    <style:style style:name="T28" style:family="text">
      <style:text-properties officeooo:rsid="008ad803"/>
    </style:style>
    <style:style style:name="T29" style:family="text">
      <style:text-properties officeooo:rsid="008c310c"/>
    </style:style>
    <style:style style:name="T30" style:family="text">
      <style:text-properties officeooo:rsid="008ddaee"/>
    </style:style>
    <style:style style:name="T31" style:family="text">
      <style:text-properties officeooo:rsid="008e697e"/>
    </style:style>
    <style:style style:name="T32" style:family="text">
      <style:text-properties officeooo:rsid="00948cc8"/>
    </style:style>
    <style:style style:name="T33" style:family="text">
      <style:text-properties officeooo:rsid="009682c3"/>
    </style:style>
    <style:style style:name="T34" style:family="text">
      <style:text-properties officeooo:rsid="00984726"/>
    </style:style>
    <style:style style:name="T35" style:family="text">
      <style:text-properties officeooo:rsid="009b3687"/>
    </style:style>
    <style:style style:name="T36" style:family="text">
      <style:text-properties officeooo:rsid="009d1266"/>
    </style:style>
    <style:style style:name="T37" style:family="text">
      <style:text-properties officeooo:rsid="00a1c6e0"/>
    </style:style>
    <style:style style:name="T38" style:family="text">
      <style:text-properties officeooo:rsid="00a24bc0"/>
    </style:style>
    <style:style style:name="T39" style:family="text">
      <style:text-properties officeooo:rsid="00a3d02f"/>
    </style:style>
    <style:style style:name="T40" style:family="text">
      <style:text-properties officeooo:rsid="00a42ac6"/>
    </style:style>
    <style:style style:name="T41" style:family="text">
      <style:text-properties officeooo:rsid="00a843b0"/>
    </style:style>
    <style:style style:name="T42" style:family="text">
      <style:text-properties officeooo:rsid="00881b07"/>
    </style:style>
    <style:style style:name="T43" style:family="text">
      <style:text-properties officeooo:rsid="00baf8fd"/>
    </style:style>
    <style:style style:name="T44" style:family="text">
      <style:text-properties officeooo:rsid="00bef089"/>
    </style:style>
    <style:style style:name="T45" style:family="text">
      <style:text-properties officeooo:rsid="00c3bdd3"/>
    </style:style>
    <style:style style:name="T46" style:family="text">
      <style:text-properties officeooo:rsid="00d0d3cb"/>
    </style:style>
    <style:style style:name="T47" style:family="text">
      <style:text-properties officeooo:rsid="00df9d10"/>
    </style:style>
    <style:style style:name="T48" style:family="text">
      <style:text-properties officeooo:rsid="00e67fcb"/>
    </style:style>
    <style:style style:name="T49" style:family="text">
      <style:text-properties officeooo:rsid="00ef9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romatin:</text:p>
      <text:p text:style-name="P2">Eu<text:span text:style-name="T13">ch</text:span>romatin: DNA Fanden ist lose um Histon gewickelt; Kann abgelesen werden</text:p>
      <text:p text:style-name="P3">Heterochromatin: Eukromatin ist so eng zusammen gepackt, dass es nicht abgelesen werden kann.</text:p>
      <text:p text:style-name="P1"/>
      <text:p text:style-name="P1">Mitose:</text:p>
      <text:p text:style-name="P1">-<text:span text:style-name="T1">Interphase<text:tab/></text:span><text:span text:style-name="T9">Phase zwischen zwei Zellteilungen („</text:span><text:span text:style-name="T10">Arbeitsphase“ bzw. Normalzustand)</text:span></text:p>
      <text:p text:style-name="P1">-<text:span text:style-name="T2">P</text:span><text:span text:style-name="T4">rophase<text:tab/><text:tab/></text:span><text:span text:style-name="T11">Centriolen wandern zu gegenüberliegenden seiten. </text:span><text:span text:style-name="T12">Verdichtung von Euchromatin zu Heterochromatin</text:span></text:p>
      <text:p text:style-name="P1">-<text:span text:style-name="T3">Metaphas</text:span><text:span text:style-name="T5">e<text:tab/>Heterochromatin wird von Spindelfasern in die Äquatorialebene gebracht (genau die Mitte der beiden neuen Zellen). </text:span><text:span text:style-name="T14">Anknüpfung der Spindelfasern zu „zerreisen“ der </text:span><text:span text:style-name="T15">C</text:span><text:span text:style-name="T16">h</text:span><text:span text:style-name="T15">romosomen</text:span></text:p>
      <text:p text:style-name="P1">-<text:span text:style-name="T3">Anaphase<text:tab/></text:span><text:span text:style-name="T8">Heterochromatin </text:span><text:span text:style-name="T17">werden getrent und </text:span><text:span text:style-name="T8">teil</text:span><text:span text:style-name="T17">en</text:span><text:span text:style-name="T8"> sich auf die beiden neuen Zellen auf → </text:span><text:span text:style-name="T18">wandern zu den Zellpolen</text:span></text:p>
      <text:p text:style-name="P1">-<text:span text:style-name="T3">Telophase<text:tab/></text:span><text:span text:style-name="T6">Neue </text:span><text:span text:style-name="T24">Kernm</text:span><text:span text:style-name="T6">embranen werden gebaut </text:span><text:span text:style-name="T7">und Cytoplasma teilt sich. </text:span><text:span text:style-name="T19">Chromosomen </text:span><text:span text:style-name="T20">wieder</text:span><text:span text:style-name="T19"> in Euchromatin-Form.</text:span></text:p>
      <text:p text:style-name="P1">-<text:span text:style-name="T21">Cytokinese<text:tab/></text:span><text:span text:style-name="T22">Trennung des Cytoplasmas </text:span><text:span text:style-name="T23">und Ausbau neuer Membran</text:span></text:p>
      <text:p text:style-name="P4"/>
      <text:p text:style-name="P5">Meiose:</text:p>
      <text:p text:style-name="P5">-</text:p>
      <text:p text:style-name="P6"/>
      <text:p text:style-name="P6"/>
      <text:p text:style-name="P7">Samen <text:span text:style-name="T25">sine Produkt der Sexuellen Fortpflanzung bei Pflanzen.</text:span></text:p>
      <text:p text:style-name="P8">Samen bestehen aus einem Embryo mit Nährgewebe und Schale</text:p>
      <text:p text:style-name="P8"/>
      <text:p text:style-name="P8"/>
      <text:p text:style-name="P9">Anzahl an Verschiedenen Kombinationen:</text:p>
      <text:p text:style-name="P18">3**n</text:p>
      <text:p text:style-name="P16"/>
      <text:p text:style-name="P17">3 ( Anzahl der <text:span text:style-name="T45">Optionen) ** n</text:span></text:p>
      <text:p text:style-name="P11"/>
      <text:p text:style-name="P11"/>
      <text:p text:style-name="P11"/>
      <text:p text:style-name="P10">die Zwei <text:span text:style-name="T26">Homologen, Zwei-Chromatid Chromosomen </text:span><text:span text:style-name="T27">werden von den Spindelfasern getrennt, </text:span><text:span text:style-name="T28">die dann jeweils </text:span><text:span text:style-name="T29">ein </text:span><text:span text:style-name="T30">Haploider </text:span><text:span text:style-name="T31">Zwei-Chromatid </text:span><text:span text:style-name="T30">Chromosomensatz sind.</text:span></text:p>
      <text:p text:style-name="P10"/>
      <text:p text:style-name="P10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7T15:10:27.017000000</dc:date>
    <meta:editing-duration>PT1H29M56S</meta:editing-duration>
    <meta:editing-cycles>135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8" meta:word-count="156" meta:character-count="1191" meta:non-whitespace-character-count="1052"/>
  </office:meta>
</office:document-meta>
</file>